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C000000333B8276B2.png" manifest:media-type="image/png"/>
  <manifest:file-entry manifest:full-path="Pictures/10000201000003DE0000001F814066ED.png" manifest:media-type="image/png"/>
  <manifest:file-entry manifest:full-path="Pictures/100002010000038C000000671D542EAC.png" manifest:media-type="image/png"/>
  <manifest:file-entry manifest:full-path="Pictures/1000020100000397000000211DD97F06.png" manifest:media-type="image/png"/>
  <manifest:file-entry manifest:full-path="Pictures/100002010000038300000022402EE4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0a3f" officeooo:paragraph-rsid="00190a3f"/>
    </style:style>
    <style:style style:name="P2" style:family="paragraph" style:parent-style-name="Standard">
      <style:paragraph-properties fo:text-align="justify" style:justify-single-word="false"/>
      <style:text-properties officeooo:rsid="00190a3f" officeooo:paragraph-rsid="00190a3f"/>
    </style:style>
    <style:style style:name="P3" style:family="paragraph" style:parent-style-name="Standard">
      <style:paragraph-properties fo:text-align="justify" style:justify-single-word="false"/>
      <style:text-properties officeooo:rsid="001a4f22" officeooo:paragraph-rsid="001a4f22"/>
    </style:style>
    <style:style style:name="P4" style:family="paragraph" style:parent-style-name="Standard">
      <style:text-properties fo:font-weight="bold" officeooo:rsid="00190a3f" officeooo:paragraph-rsid="00190a3f" style:font-weight-asian="bold" style:font-weight-complex="bold"/>
    </style:style>
    <style:style style:name="P5" style:family="paragraph" style:parent-style-name="Standard">
      <style:paragraph-properties fo:text-align="justify" style:justify-single-word="false"/>
      <style:text-properties fo:font-weight="bold" officeooo:rsid="00190a3f" officeooo:paragraph-rsid="00190a3f"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1c4882" style:font-weight-asian="bold" style:font-weight-complex="bold"/>
    </style:style>
    <style:style style:name="P8" style:family="paragraph" style:parent-style-name="Standard">
      <style:paragraph-properties fo:text-align="justify" style:justify-single-word="false"/>
      <style:text-properties fo:font-weight="bold" officeooo:paragraph-rsid="0034dffa" style:font-weight-asian="bold" style:font-weight-complex="bold"/>
    </style:style>
    <style:style style:name="P9" style:family="paragraph" style:parent-style-name="Standard">
      <style:paragraph-properties fo:text-align="justify" style:justify-single-word="false"/>
      <style:text-properties fo:font-weight="bold" officeooo:paragraph-rsid="003912cd" style:font-weight-asian="bold" style:font-weight-complex="bold"/>
    </style:style>
    <style:style style:name="P10" style:family="paragraph" style:parent-style-name="Standard">
      <style:text-properties fo:font-weight="bold" officeooo:rsid="002c32f7" officeooo:paragraph-rsid="002c32f7"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a4f22"/>
    </style:style>
    <style:style style:name="P13" style:family="paragraph" style:parent-style-name="Standard">
      <style:paragraph-properties fo:text-align="justify" style:justify-single-word="false"/>
      <style:text-properties officeooo:paragraph-rsid="001c4882"/>
    </style:style>
    <style:style style:name="P14" style:family="paragraph" style:parent-style-name="Standard">
      <style:paragraph-properties fo:text-align="justify" style:justify-single-word="false"/>
      <style:text-properties officeooo:paragraph-rsid="002d95a2"/>
    </style:style>
    <style:style style:name="P15" style:family="paragraph" style:parent-style-name="Standard">
      <style:paragraph-properties fo:text-align="justify" style:justify-single-word="false"/>
      <style:text-properties officeooo:paragraph-rsid="002ec3a7"/>
    </style:style>
    <style:style style:name="P16" style:family="paragraph" style:parent-style-name="Standard">
      <style:paragraph-properties fo:text-align="justify" style:justify-single-word="false"/>
      <style:text-properties officeooo:rsid="002c32f7" officeooo:paragraph-rsid="002d95a2"/>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02ec3a7" officeooo:paragraph-rsid="002ec3a7"/>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2ec3a7" officeooo:paragraph-rsid="003912cd"/>
    </style:style>
    <style:style style:name="P19" style:family="paragraph" style:parent-style-name="Standard">
      <style:paragraph-properties fo:text-align="justify" style:justify-single-word="false"/>
      <style:text-properties style:text-underline-style="solid" style:text-underline-width="auto" style:text-underline-color="font-color" officeooo:rsid="002ec3a7" officeooo:paragraph-rsid="003b73a2"/>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02ec3a7" officeooo:paragraph-rsid="003cca8a"/>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ec3a7" officeooo:paragraph-rsid="003912cd"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normal" officeooo:rsid="0038cff9" officeooo:paragraph-rsid="003912cd" style:font-weight-asian="normal" style:font-weight-complex="normal"/>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normal" officeooo:rsid="00543bb3" officeooo:paragraph-rsid="00543bb3" style:font-weight-asian="normal" style:font-weight-complex="normal"/>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038cff9" officeooo:paragraph-rsid="0038cff9"/>
    </style:style>
    <style:style style:name="P25" style:family="paragraph" style:parent-style-name="Standard">
      <style:paragraph-properties fo:text-align="justify" style:justify-single-word="false"/>
      <style:text-properties style:text-underline-style="solid" style:text-underline-width="auto" style:text-underline-color="font-color" officeooo:rsid="0038cff9" officeooo:paragraph-rsid="003912cd"/>
    </style:style>
    <style:style style:name="P26" style:family="paragraph" style:parent-style-name="Standard">
      <style:paragraph-properties fo:text-align="justify" style:justify-single-word="false"/>
      <style:text-properties style:text-underline-style="solid" style:text-underline-width="auto" style:text-underline-color="font-color" officeooo:rsid="003cca8a" officeooo:paragraph-rsid="003cca8a"/>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3cca8a" officeooo:paragraph-rsid="004cfc64"/>
    </style:style>
    <style:style style:name="P28" style:family="paragraph" style:parent-style-name="Standard">
      <style:paragraph-properties fo:text-align="justify" style:justify-single-word="false"/>
      <style:text-properties style:text-underline-style="solid" style:text-underline-width="auto" style:text-underline-color="font-color" officeooo:rsid="003cca8a" officeooo:paragraph-rsid="004d1fed"/>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3cca8a" officeooo:paragraph-rsid="004e0e23"/>
    </style:style>
    <style:style style:name="P30" style:family="paragraph" style:parent-style-name="Standard">
      <style:paragraph-properties fo:text-align="justify" style:justify-single-word="false"/>
      <style:text-properties fo:font-weight="normal" officeooo:rsid="002ec3a7" officeooo:paragraph-rsid="00440980" style:font-weight-asian="normal" style:font-weight-complex="normal"/>
    </style:style>
    <style:style style:name="P31" style:family="paragraph" style:parent-style-name="Standard">
      <style:paragraph-properties fo:text-align="justify" style:justify-single-word="false"/>
      <style:text-properties officeooo:rsid="0038cff9" officeooo:paragraph-rsid="002ec3a7"/>
    </style:style>
    <style:style style:name="P32" style:family="paragraph" style:parent-style-name="Standard">
      <style:paragraph-properties fo:text-align="justify" style:justify-single-word="false"/>
      <style:text-properties officeooo:rsid="003cca8a" officeooo:paragraph-rsid="003cca8a"/>
    </style:style>
    <style:style style:name="P33" style:family="paragraph" style:parent-style-name="Standard">
      <style:paragraph-properties fo:text-align="justify" style:justify-single-word="false"/>
      <style:text-properties fo:font-style="italic" officeooo:paragraph-rsid="001a4f22" style:font-style-asian="italic" style:font-style-complex="italic"/>
    </style:style>
    <style:style style:name="P34" style:family="paragraph" style:parent-style-name="Standard">
      <style:paragraph-properties fo:text-align="justify" style:justify-single-word="false"/>
      <style:text-properties fo:font-style="italic" officeooo:rsid="00190a3f" officeooo:paragraph-rsid="00190a3f" style:font-style-asian="italic" style:font-style-complex="italic"/>
    </style:style>
    <style:style style:name="P35" style:family="paragraph" style:parent-style-name="Standard">
      <style:paragraph-properties fo:text-align="justify" style:justify-single-word="false"/>
      <style:text-properties officeooo:rsid="00440980" officeooo:paragraph-rsid="00440980"/>
    </style:style>
    <style:style style:name="P36" style:family="paragraph" style:parent-style-name="Standard">
      <style:paragraph-properties fo:text-align="justify" style:justify-single-word="false"/>
      <style:text-properties officeooo:rsid="00440980" officeooo:paragraph-rsid="004a1028"/>
    </style:style>
    <style:style style:name="T1" style:family="text">
      <style:text-properties officeooo:rsid="00190a3f"/>
    </style:style>
    <style:style style:name="T2" style:family="text">
      <style:text-properties officeooo:rsid="001bc119"/>
    </style:style>
    <style:style style:name="T3" style:family="text">
      <style:text-properties officeooo:rsid="001c488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c32f7"/>
    </style:style>
    <style:style style:name="T6" style:family="text">
      <style:text-properties style:text-underline-style="solid" style:text-underline-width="auto" style:text-underline-color="font-color" officeooo:rsid="00440980"/>
    </style:style>
    <style:style style:name="T7" style:family="text">
      <style:text-properties style:text-underline-style="solid" style:text-underline-width="auto" style:text-underline-color="font-color" officeooo:rsid="00516349"/>
    </style:style>
    <style:style style:name="T8" style:family="text">
      <style:text-properties officeooo:rsid="001d4864"/>
    </style:style>
    <style:style style:name="T9" style:family="text">
      <style:text-properties officeooo:rsid="001de98c"/>
    </style:style>
    <style:style style:name="T10" style:family="text">
      <style:text-properties officeooo:rsid="001eaed0"/>
    </style:style>
    <style:style style:name="T11" style:family="text">
      <style:text-properties officeooo:rsid="001fe5f2"/>
    </style:style>
    <style:style style:name="T12" style:family="text">
      <style:text-properties officeooo:rsid="0022fbce"/>
    </style:style>
    <style:style style:name="T13" style:family="text">
      <style:text-properties officeooo:rsid="0024c037"/>
    </style:style>
    <style:style style:name="T14" style:family="text">
      <style:text-properties officeooo:rsid="002521de"/>
    </style:style>
    <style:style style:name="T15" style:family="text">
      <style:text-properties officeooo:rsid="00255261"/>
    </style:style>
    <style:style style:name="T16" style:family="text">
      <style:text-properties officeooo:rsid="0026f2e5"/>
    </style:style>
    <style:style style:name="T17" style:family="text">
      <style:text-properties fo:font-weight="bold" officeooo:rsid="002d95a2" style:font-weight-asian="bold" style:font-weight-complex="bold"/>
    </style:style>
    <style:style style:name="T18" style:family="text">
      <style:text-properties fo:font-weight="bold" officeooo:rsid="002c32f7" style:font-weight-asian="bold" style:font-weight-complex="bold"/>
    </style:style>
    <style:style style:name="T19" style:family="text">
      <style:text-properties fo:font-weight="bold" officeooo:rsid="00356810" style:font-weight-asian="bold" style:font-weight-complex="bold"/>
    </style:style>
    <style:style style:name="T20" style:family="text">
      <style:text-properties fo:font-weight="bold" officeooo:rsid="003792a5" style:font-weight-asian="bold" style:font-weight-complex="bold"/>
    </style:style>
    <style:style style:name="T21" style:family="text">
      <style:text-properties fo:font-weight="bold" officeooo:rsid="001a4f22" style:font-weight-asian="bold" style:font-weight-complex="bold"/>
    </style:style>
    <style:style style:name="T22" style:family="text">
      <style:text-properties officeooo:rsid="0036dbc9"/>
    </style:style>
    <style:style style:name="T23" style:family="text">
      <style:text-properties style:text-underline-style="none"/>
    </style:style>
    <style:style style:name="T24" style:family="text">
      <style:text-properties style:text-underline-style="none" officeooo:rsid="0038cff9"/>
    </style:style>
    <style:style style:name="T25" style:family="text">
      <style:text-properties style:text-underline-style="none" officeooo:rsid="003b73a2"/>
    </style:style>
    <style:style style:name="T26" style:family="text">
      <style:text-properties style:text-underline-style="none" officeooo:rsid="003bd538"/>
    </style:style>
    <style:style style:name="T27" style:family="text">
      <style:text-properties style:text-underline-style="none" officeooo:rsid="003c9387"/>
    </style:style>
    <style:style style:name="T28" style:family="text">
      <style:text-properties style:text-underline-style="none" officeooo:rsid="003c9ac5"/>
    </style:style>
    <style:style style:name="T29" style:family="text">
      <style:text-properties style:text-underline-style="none" officeooo:rsid="003cca8a"/>
    </style:style>
    <style:style style:name="T30" style:family="text">
      <style:text-properties style:text-underline-style="none" officeooo:rsid="004baca6"/>
    </style:style>
    <style:style style:name="T31" style:family="text">
      <style:text-properties style:text-underline-style="none" officeooo:rsid="004c4107"/>
    </style:style>
    <style:style style:name="T32" style:family="text">
      <style:text-properties style:text-underline-style="none" officeooo:rsid="004cfc64"/>
    </style:style>
    <style:style style:name="T33" style:family="text">
      <style:text-properties style:text-underline-style="none" officeooo:rsid="004d1fed"/>
    </style:style>
    <style:style style:name="T34" style:family="text">
      <style:text-properties style:text-underline-style="none" officeooo:rsid="004e0e23"/>
    </style:style>
    <style:style style:name="T35" style:family="text">
      <style:text-properties style:text-underline-style="none" officeooo:rsid="004f8eec"/>
    </style:style>
    <style:style style:name="T36" style:family="text">
      <style:text-properties officeooo:rsid="003cca8a"/>
    </style:style>
    <style:style style:name="T37" style:family="text">
      <style:text-properties officeooo:rsid="003e82fe"/>
    </style:style>
    <style:style style:name="T38" style:family="text">
      <style:text-properties officeooo:rsid="003f7520"/>
    </style:style>
    <style:style style:name="T39" style:family="text">
      <style:text-properties officeooo:rsid="00420ad9"/>
    </style:style>
    <style:style style:name="T40" style:family="text">
      <style:text-properties officeooo:rsid="00440980"/>
    </style:style>
    <style:style style:name="T41" style:family="text">
      <style:text-properties officeooo:rsid="0045e821"/>
    </style:style>
    <style:style style:name="T42" style:family="text">
      <style:text-properties officeooo:rsid="0051634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cesso seletivo Semantix – Yan Vianna Sym</text:p>
      <text:p text:style-name="P1"/>
      <text:p text:style-name="P10"><text:span text:style-name="T22">Parte 1</text:span>) Questões teóricas:</text:p>
      <text:p text:style-name="P1"/>
      <text:p text:style-name="P5">1) Qual o objetivo do comando cache em Spark?</text:p>
      <text:p text:style-name="P2"/>
      <text:p text:style-name="P2"><text:span text:style-name="T4">Resposta</text:span>: O objetivo do comando cache é garantir que um dataset estará disponível em memória e que, portanto, não será <text:span text:style-name="T8">necessário </text:span>ler os dados novamente. Em Spark, os processos são "preguiçosos", ou seja, nada acontecerá até que seja necessário fazer uma manipulação nos dados. O comando cache é particularmente útil quando um <text:span text:style-name="T8">rdd</text:span> será utilizado para diversas operações, como em loops ou criando branches (por exemplo, fazer diferentes operações de contagem sobre um RDD). Caso não seja utilizado o comando cache, cada ramificação do <text:span text:style-name="T8">rdd</text:span> carrega os dados de forma independente, aumentando desnecessariamente a complexidade do algoritmo e o tempo de processamento dos dados. Por fim, vale notar que para utilizar o comando cache é necessário oferecer o nível de armazenamento correto, ou seja, uma quantidade de memória suficiente para armazenar os dados. Caso contrário, o <text:span text:style-name="T8">rdd</text:span> não será necessariamente mantido em memória no momento em que ele for reutilizado.</text:p>
      <text:p text:style-name="P2"></text:p>
      <text:p text:style-name="P2">Exemplo de utilização do comando cache:</text:p>
      <text:p text:style-name="P2"></text:p>
      <text:p text:style-name="P34">val textFile = sc.textFile("input.txt")</text:p>
      <text:p text:style-name="P34">val words_<text:span text:style-name="T8">rdd</text:span>= textFile.flatMap(line =&gt; line.split("word"))</text:p>
      <text:p text:style-name="P34">words_<text:span text:style-name="T8">rdd</text:span>.cache()</text:p>
      <text:p text:style-name="P34">val counter1 = wordsRDD.filter(word =&gt; isPositive(word)).count()</text:p>
      <text:p text:style-name="P34">val counter2 = wordsRDD.filter(word =&gt; isNegative(word)).count()</text:p>
      <text:p text:style-name="P11"/>
      <text:p text:style-name="P6"><text:span text:style-name="T1">2) </text:span>O mesmo código implementado em Spark é normalmente mais rápido que a implementação equivalente em MapReduce. Por quê?</text:p>
      <text:p text:style-name="P11"/>
      <text:p text:style-name="P2"><text:span text:style-name="T4">Resposta</text:span>: Existem 3 principais razões pelo qual um código implementado em Spark é normalmente muito mais rápido do que a sua implementação equivalente utilizando o Hadoop MapReduce:</text:p>
      <text:p text:style-name="P2"></text:p>
      <text:p text:style-name="P2">1. Uma das principais limitações do MapReduce é que os dados são persistidos para o HDFS (Hadoop Distributed File System) após cada processamento, o que é muito caro computacionalmente. Já no Spark o pipeline de dados é mais fluido, pois quando a saída de uma operação é utilizada como entrada para outra operação, o Spark passa os dados a ela diretamente, sem a necessidade de persistir em memória.</text:p>
      <text:p text:style-name="P2"></text:p>
      <text:p text:style-name="P2">2. O Spark possui uma abstração de cache em memória, tornando-o ideal fluxos de processamento onde várias operações acessam os mesmos dados de entrada. Utilizando o comando cache, é possível instruir o Spark para armazenar conjuntos de dados de entrada em um cache na memória, de forma que eles não precisem ser lidos e persistidos em disco para cada operação.</text:p>
      <text:p text:style-name="P2"></text:p>
      <text:p text:style-name="P2">3. O Spark consegue executar tarefas muito mais rápido do que o MapReduce. O Spark mantém uma JVM (Java Virtual Machine) executando em cada nó, então o lançamento de uma tarefa é muito mais rápido (poucos milissegundos). Já o MapReduce inicia uma nova JVM para cada tarefa, <text:span text:style-name="T11">o </text:span>que pode demorar alguns segundos.</text:p>
      <text:p text:style-name="P2"></text:p>
      <text:p text:style-name="P2">De acordo com a própria Apache, muitas vezes o Spark consegue executar aplicações até 100 vezes mais rápido em memória e 10 vezes mais rápido em disco do que o Hadoop MapReduce.</text:p>
      <text:p text:style-name="P2"/>
      <text:p text:style-name="P32">Referência: <text:a xlink:type="simple" xlink:href="https://www.quora.com/What-makes-Spark-faster-than-MapReduce">https://www.quora.com/What-makes-Spark-faster-than-MapReduce</text:a></text:p>
      <text:p text:style-name="P5"><text:soft-page-break/>3) Qual é a função do SparkContext?</text:p>
      <text:p text:style-name="P2"/>
      <text:p text:style-name="P2"><text:span text:style-name="T4">Resposta</text:span>: O SparkContext é um cliente do ambiente de execução Spark que atua como mestre da aplicação Spark (ou seja, <text:span text:style-name="T9">é possível afirmar qur ele </text:span>é o coração de uma aplicação Spark). <text:span text:style-name="T9">O SparkContext </text:span>possui uma função muito importante, que é configurar os serviços internos e estabelecer uma conexão com um ambiente de execução Spark. Após a sua criação é possível criar <text:span text:style-name="T36">rdds</text:span> (Resilient Distributed Dataset), acumuladores e variáveis de transmissão, além de acessar todos os serviços Spark e executar tarefas. <text:span text:style-name="T10">Um dos</text:span> primeiro<text:span text:style-name="T10">s</text:span> passo<text:span text:style-name="T10">s</text:span> de qualquer aplicação Spark é criar um contexto Spark, e isso pode ser feito através do método SparkContext.</text:p>
      <text:p text:style-name="P2"></text:p>
      <text:p text:style-name="P2">Exemplo de criação do SparkContext:</text:p>
      <text:p text:style-name="P2"></text:p>
      <text:p text:style-name="P34">val conf = new SparkConf().setAppName("Aplicação Spark")</text:p>
      <text:p text:style-name="P34">val sc = new SparkContext(conf)</text:p>
      <text:p text:style-name="P34"/>
      <text:p text:style-name="P2"/>
      <text:p text:style-name="P2"/>
      <text:p text:style-name="P2"/>
      <text:p text:style-name="P5">4) Explique com suas palavras o que é Resilient, Distributed Datasetss (RDD)</text:p>
      <text:p text:style-name="P11"/>
      <text:p text:style-name="P2"><text:span text:style-name="T4">Resposta</text:span>: A sigla <text:span text:style-name="T11">rdd </text:span>significa "Resilient Distributed Dataset" (conjunto de dados distribuídos e imutáveis), e os <text:span text:style-name="T11">rdds</text:span> são estruturas de dados fundamentais em Spark. Eles representam uma coleção de objetos de leitura e partição tolerantes a falhas, e podem ser criados tanto através de operações determinísticas em dados em armazenamento estável (por exemplo, um conjunto de dados <text:span text:style-name="T37">armazenados </text:span>em disco ou na nuvem) ou através de operações em outros <text:span text:style-name="T11">rdd</text:span>s. Cada conjunto de dados no <text:span text:style-name="T38">rdd</text:span> é dividido em partições lógicas, que podem ser computadas em diferentes nós do cluster. Os <text:span text:style-name="T38">rdd</text:span>s podem conter qualquer tipo de objetos Python, Java ou Scala, incluindo classes definidas pelo usuário. O Spark faz uso do conceito de <text:span text:style-name="T11">rdd </text:span>para realizar operações MapReduce de forma rápida e eficiente.</text:p>
      <text:p text:style-name="P11"/>
      <text:p text:style-name="P11"/>
      <text:p text:style-name="P11"/>
      <text:p text:style-name="P11"/>
      <text:p text:style-name="P6"><text:span text:style-name="T1">5) O </text:span>GroupByKey é menos eficiente que reduceByKe<text:span text:style-name="T1">y </text:span>em grandes dataset. Por quê?</text:p>
      <text:p text:style-name="P6"/>
      <text:p text:style-name="P2"><text:span text:style-name="T4">Resposta:</text:span> A função GroupByKey é menos eficiente que a reduceByKey pois, embora ambas as funções produzam o mesmo resultado, quando a função reduceByKey é utilizada, o Spark sabe que pode combinar a saída com uma chave comum em cada partição antes de fazer a varredura dos dados. Os objetos com a mesma chave na mesma máquina são combinados (usando a função lamdba passada em reductionByKey) antes dos resultados serem combinados. Em seguida, a função <text:span text:style-name="T39">utilizada</text:span> é chamada novamente para reduzir todos os valores de cada partição para produzir um resultado final. Desse modo, os dados são combinados para que, em cada partição, haja no máximo um valor para cada chave. Por outro lado, para a função groupByKey todos os pares de valor-chave (key - value) só são combinados depois, fazendo com que um conjunto maior de dados seja transferido pela rede. Na prática, a diferença acontece pois a função groupByKey utiliza a flag "mapSideCombine" com o valor “false”, que indica ao Spark para somente aplicar a função lambda na etapa final do processamento.</text:p>
      <text:p text:style-name="P2"/>
      <text:p text:style-name="P2"/>
      <text:p text:style-name="P2"/>
      <text:p text:style-name="P2"/>
      <text:p text:style-name="P12"/>
      <text:p text:style-name="P12"><text:soft-page-break/><text:span text:style-name="T21">6) Explique o que o código Scala abaixo faz.</text:span></text:p>
      <text:p text:style-name="P11"/>
      <text:p text:style-name="P33">val textFile = sc.textFile("hdfs://...")</text:p>
      <text:p text:style-name="P33">val counts = textFile.flatMap(line =&gt; line.split(" ")) .map(word =&gt; (word, 1)) .reduceByKey(_ + _)</text:p>
      <text:p text:style-name="P33"><text:s/>counts.saveAsTextFile("hdfs://...")</text:p>
      <text:p text:style-name="P3"/>
      <text:p text:style-name="P3"><text:span text:style-name="T7">Resposta</text:span><text:span text:style-name="T42">: </text:span>Na primeira linha é criado um RDD a partir de um <text:span text:style-name="T12">path (um caminho hdfs) </text:span>especificado como entrada, e esse RDD é <text:span text:style-name="T13">então </text:span>atribuído à variável textFile.</text:p>
      <text:p text:style-name="P3">Em seguinda é criada uma variável chamada "counts", que conta<text:span text:style-name="T2">rá </text:span>o número de vezes que cada palavra aparece no arquivo de entrada.</text:p>
      <text:p text:style-name="P3"/>
      <text:p text:style-name="P3">A função flatMap indica ao Spark para concatenar em um único array o resultado da função lambda aplicada <text:span text:style-name="T14">à linha</text:span>. A função lambda separa as linhas do documento de texto quebrando-as em palavras (conjunto de caracteres separados por espaçamento simples). A função map realiza um mapeamento das palavras em conjuntos de chave-valor (key-value), onde a chave é a palavra e o valor é o número “1”. Por fim, a função reduceByKey agrupa as chaves iguais somando o número dos seus respectivos valores associados <text:span text:style-name="T15">(ou seja, somando os “1”)</text:span>. O resultado final é uma estrutura de dados contendo o número de vezes que cada palavra aparece no documento. O resultado é então salvo num <text:span text:style-name="T16">path </text:span>de saída através da função saveAsTextFile.</text:p>
      <text:p text:style-name="P3"/>
      <text:p text:style-name="P16"/>
      <text:p text:style-name="P14"><text:span text:style-name="T19">Parte </text:span><text:span text:style-name="T20">2</text:span><text:span text:style-name="T18">) Questões </text:span><text:span text:style-name="T17">práticas</text:span><text:span text:style-name="T18">:</text:span></text:p>
      <text:p text:style-name="P14"/>
      <text:p text:style-name="P30"><text:span text:style-name="T5">O</text:span><text:span text:style-name="T4">bservação </text:span><text:span text:style-name="T6">importantes</text:span>: </text:p>
      <text:p text:style-name="P30"/>
      <text:p text:style-name="P30"><text:span text:style-name="T40">a) </text:span>Para todas as questões foi assumido que o conjunto de dados de entrada é a união dos dados de Julho e Agosto das requisições HTTP para o servidor da NASA Kennedy Space Center WWW.</text:p>
      <text:p text:style-name="P30"/>
      <text:p text:style-name="P30"><text:span text:style-name="T40">b) Como o conjunto de dados era relativamente pequeno, não foi necessário instanciar um cluster na nuvem para fazer os processamentos, então tudo foi executado na minha máquina local.</text:span></text:p>
      <text:p text:style-name="P13"/>
      <text:p text:style-name="P36">c) <text:span text:style-name="T41">Havia uma linha com erro no conjunto de dados fornecido, onde o único conteúdo dessa linha era “alyssa.p”. Desse modo, foi feito um pré-processamento sobre os dados de entrada para que essa linha fosse removida, e os dados de entrada foram então chamados de “access_log_Jul95_clean.txt” e “access_log_Aug95_clean.txt”.</text:span></text:p>
      <text:p text:style-name="P36"/>
      <text:p text:style-name="P35"/>
      <text:p text:style-name="P7"><text:span text:style-name="T3">1) </text:span>Número de hosts únicos.</text:p>
      <text:p text:style-name="P13"/>
      <text:p text:style-name="P17">Resposta:<text:span text:style-name="T23"> </text:span><text:span text:style-name="T24">926</text:span><text:span text:style-name="T27">8</text:span></text:p>
      <text:p text:style-name="P17"/>
      <text:p text:style-name="P24">Script criado<text:span text:style-name="T23">: hosts.py</text:span></text:p>
      <text:p text:style-name="P17"/>
      <text:p text:style-name="P24">Output do script<text:span text:style-name="T23">:</text:span></text:p>
      <text:p text:style-name="P24"><text:span text:style-name="T23"/></text:p>
      <text:p text:style-name="P31"><draw:frame draw:style-name="fr2" draw:name="Imagem1" text:anchor-type="paragraph" svg:width="17.321cm" svg:height="1.101cm" draw:z-index="2"><draw:image xlink:href="Pictures/100002010000038300000022402EE403.png" xlink:type="simple" xlink:show="embed" xlink:actuate="onLoad"/></draw:frame></text:p>
      <text:p text:style-name="P31"/>
      <text:p text:style-name="P31"/>
      <text:p text:style-name="P31"/>
      <text:p text:style-name="P15"/>
      <text:p text:style-name="P7"><text:soft-page-break/>2<text:span text:style-name="T3">)</text:span> O total de erros 404</text:p>
      <text:p text:style-name="P13"/>
      <text:p text:style-name="P18">Resposta:<text:span text:style-name="T23"> </text:span><text:span text:style-name="T28">20901</text:span></text:p>
      <text:p text:style-name="P18"/>
      <text:p text:style-name="P25">Script criado<text:span text:style-name="T23">: </text:span><text:span text:style-name="T30">erros404</text:span><text:span text:style-name="T23">.py</text:span></text:p>
      <text:p text:style-name="P18"/>
      <text:p text:style-name="P25">Output do script<text:span text:style-name="T23">:</text:span></text:p>
      <text:p text:style-name="P25"/>
      <text:p text:style-name="P25"><draw:frame draw:style-name="fr2" draw:name="Imagem3" text:anchor-type="paragraph" svg:width="17.219cm" svg:height="0.9cm" draw:z-index="1"><draw:image xlink:href="Pictures/1000020100000397000000211DD97F06.png" xlink:type="simple" xlink:show="embed" xlink:actuate="onLoad"/></draw:frame></text:p>
      <text:p text:style-name="P25"/>
      <text:p text:style-name="P25"/>
      <text:p text:style-name="P25"><text:span text:style-name="T23"/></text:p>
      <text:p text:style-name="P13"/>
      <text:p text:style-name="P7">3<text:span text:style-name="T3">)</text:span> Os 5 URLs que mais causaram erro 404.</text:p>
      <text:p text:style-name="P13"/>
      <text:p text:style-name="P18">Resposta:</text:p>
      <text:p text:style-name="P18"/>
      <text:p text:style-name="P27"><text:span text:style-name="T23">hoohoo.ncsa.uiuc.edu </text:span><text:span text:style-name="T32">(251)</text:span><text:span text:style-name="T23"> <text:s text:c="49"/></text:span></text:p>
      <text:p text:style-name="P28"><text:span text:style-name="T23">piweba3y.prodigy.com </text:span><text:span text:style-name="T33">(157)</text:span></text:p>
      <text:p text:style-name="P29"><text:span text:style-name="T23">jbiagioni.npt.nuwc.navy.mil </text:span><text:span text:style-name="T34">(132)</text:span></text:p>
      <text:p text:style-name="P29"><text:span text:style-name="T23">piweba1y.prodigy.com </text:span><text:span text:style-name="T34">(114)</text:span></text:p>
      <text:p text:style-name="P26"><text:span text:style-name="T23">www-d4.proxy.aol.com </text:span><text:span text:style-name="T34">(91)</text:span></text:p>
      <text:p text:style-name="P18"/>
      <text:p text:style-name="P25">Script criado<text:span text:style-name="T23">: </text:span><text:span text:style-name="T31">url404</text:span><text:span text:style-name="T23">.py</text:span></text:p>
      <text:p text:style-name="P18"/>
      <text:p text:style-name="P25">Output do script<text:span text:style-name="T23">:</text:span></text:p>
      <text:p text:style-name="P25"/>
      <text:p text:style-name="P9"><draw:frame draw:style-name="fr1" draw:name="Imagem4" text:anchor-type="paragraph" svg:width="16.535cm" svg:height="1.919cm" draw:z-index="4"><draw:image xlink:href="Pictures/100002010000038C000000671D542EAC.png" xlink:type="simple" xlink:show="embed" xlink:actuate="onLoad"/></draw:frame></text:p>
      <text:p text:style-name="P9"/>
      <text:p text:style-name="P9"/>
      <text:p text:style-name="P8"/>
      <text:p text:style-name="P8">4<text:span text:style-name="T3">)</text:span> Quantidade de erros 404 por dia.</text:p>
      <text:p text:style-name="P8"/>
      <text:p text:style-name="P23">Observação:<text:span text:style-name="T23"> Foi calculado o número médio de requisições 404 por dia para os meses de Julho e Agosto.</text:span></text:p>
      <text:p text:style-name="P8"/>
      <text:p text:style-name="P20">Resposta:<text:span text:style-name="T23"> </text:span><text:span text:style-name="T29">360.362068966 </text:span></text:p>
      <text:p text:style-name="P18"/>
      <text:p text:style-name="P25">Script criado<text:span text:style-name="T23">: </text:span><text:span text:style-name="T35">average_404_day</text:span><text:span text:style-name="T23">.py</text:span></text:p>
      <text:p text:style-name="P18"/>
      <text:p text:style-name="P22">Output do script<text:span text:style-name="T23">:</text:span></text:p>
      <text:p text:style-name="P22"/>
      <text:p text:style-name="P21"><draw:frame draw:style-name="fr1" draw:name="Imagem5" text:anchor-type="paragraph" svg:width="17.351cm" svg:height="0.723cm" draw:z-index="3"><draw:image xlink:href="Pictures/10000201000003DE0000001F814066ED.png" xlink:type="simple" xlink:show="embed" xlink:actuate="onLoad"/></draw:frame></text:p>
      <text:p text:style-name="P21"/>
      <text:p text:style-name="P8"/>
      <text:p text:style-name="P8"><text:soft-page-break/>5. O total de bytes retornados.</text:p>
      <text:p text:style-name="P13"/>
      <text:p text:style-name="P19">Resposta:<text:span text:style-name="T23"> </text:span><text:span text:style-name="T25">65524314915</text:span></text:p>
      <text:p text:style-name="P18"/>
      <text:p text:style-name="P25">Script criado<text:span text:style-name="T23">: </text:span><text:span text:style-name="T26">bytes</text:span><text:span text:style-name="T23">.py</text:span></text:p>
      <text:p text:style-name="P18"/>
      <text:p text:style-name="P25">Output do script<text:span text:style-name="T23">:</text:span></text:p>
      <text:p text:style-name="P25"/>
      <text:p text:style-name="P25"><draw:frame draw:style-name="fr1" draw:name="Imagem2" text:anchor-type="paragraph" svg:width="17cm" svg:height="1.184cm" draw:z-index="0"><draw:image xlink:href="Pictures/10000201000002DC000000333B8276B2.png" xlink:type="simple" xlink:show="embed" xlink:actuate="onLoad"/></draw:frame><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22:22:16.787679869</meta:creation-date>
    <dc:date>2018-02-26T14:46:58.238673757</dc:date>
    <meta:editing-duration>PT14H53M53S</meta:editing-duration>
    <meta:editing-cycles>62</meta:editing-cycles>
    <meta:generator>LibreOffice/4.2.8.2$Linux_X86_64 LibreOffice_project/420m0$Build-2</meta:generator>
    <meta:document-statistic meta:table-count="0" meta:image-count="5" meta:object-count="0" meta:page-count="5" meta:paragraph-count="72" meta:word-count="1323" meta:character-count="8482" meta:non-whitespace-character-count="7141"/>
  </office:meta>
</office:document-meta>
</file>